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cm" fo:min-width="3.33cm"/>
      <style:paragraph-properties style:writing-mode="lr-tb"/>
    </style:style>
    <style:style style:name="gr2" style:family="graphic" style:parent-style-name="standard">
      <style:graphic-properties draw:stroke="none" draw:fill="none" fo:min-height="0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cm" fo:min-width="3.229cm"/>
      <style:paragraph-properties style:writing-mode="lr-tb"/>
    </style:style>
    <style:style style:name="gr4" style:family="graphic" style:parent-style-name="standard">
      <style:graphic-properties draw:marker-end="Стили_20_стрелок_20_1" draw:textarea-vertical-align="middle"/>
    </style:style>
    <style:style style:name="gr5" style:family="graphic" style:parent-style-name="standard">
      <style:graphic-properties draw:marker-end="Стили_20_стрелок_20_2" draw:textarea-vertical-align="middle"/>
    </style:style>
    <style:style style:name="gr6" style:family="graphic" style:parent-style-name="standard">
      <style:graphic-properties draw:marker-end="Стили_20_стрелок_20_3" draw:textarea-vertical-align="middle"/>
    </style:style>
    <style:style style:name="gr7" style:family="graphic" style:parent-style-name="standard">
      <style:graphic-properties draw:marker-end="Стили_20_стрелок_20_4" draw:textarea-vertical-align="middle"/>
    </style:style>
    <style:style style:name="gr8" style:family="graphic" style:parent-style-name="standard">
      <style:graphic-properties draw:marker-end="Стили_20_стрелок_20_5" draw:textarea-vertical-align="middle"/>
    </style:style>
    <style:style style:name="gr9" style:family="graphic" style:parent-style-name="standard">
      <style:graphic-properties draw:marker-end="Стили_20_стрелок_20_6" draw:textarea-vertical-align="middle"/>
    </style:style>
    <style:style style:name="gr10" style:family="graphic" style:parent-style-name="standard">
      <style:graphic-properties draw:marker-end="Стили_20_стрелок_20_7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4cm" svg:height="1.75cm" svg:x="3.45cm" svg:y="2.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75cm" svg:height="0.645cm" svg:x="7.45cm" svg:y="2.75cm">
          <draw:text-box>
            <text:p><text:span text:style-name="T1">Clicks "Leave a </text:span><text:span text:style-name="T1">comment" button</text:span></text:p>
          </draw:text-box>
        </draw:frame>
        <draw:custom-shape draw:style-name="gr3" draw:text-style-name="P1" xml:id="id2" draw:id="id2" draw:layer="layout" svg:width="3.899cm" svg:height="1.75cm" svg:x="13.251cm" svg:y="2.501cm">
          <text:p text:style-name="P1"><text:span text:style-name="T2">System activates a comment field under a pho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3.899cm" svg:height="1.75cm" svg:x="22.951cm" svg:y="2.502cm">
          <text:p text:style-name="P1"><text:span text:style-name="T3">System displays all these letters, numbers and symbols inside a comment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3.899cm" svg:height="1.75cm" svg:x="13.251cm" svg:y="6.402cm">
          <text:p text:style-name="P1"><text:span text:style-name="T4">System validates a com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7.45cm" svg:y1="3.375cm" svg:x2="13.251cm" svg:y2="3.376cm" draw:start-shape="id1" draw:start-glue-point="1" draw:end-shape="id2" draw:end-glue-point="3" svg:d="M7450 3375h2901v1h2900" svg:viewBox="0 0 5802 2">
          <text:p/>
        </draw:connector>
        <draw:connector draw:style-name="gr5" draw:text-style-name="P3" draw:layer="layout" svg:x1="17.15cm" svg:y1="3.376cm" svg:x2="22.951cm" svg:y2="3.377cm" draw:start-shape="id2" draw:start-glue-point="1" draw:end-shape="id3" draw:end-glue-point="3" svg:d="M17150 3376h2900v1h2901" svg:viewBox="0 0 5802 2">
          <text:p/>
        </draw:connector>
        <draw:connector draw:style-name="gr6" draw:text-style-name="P3" draw:layer="layout" svg:x1="24.9cm" svg:y1="4.252cm" svg:x2="17.15cm" svg:y2="7.277cm" draw:start-shape="id3" draw:start-glue-point="2" draw:end-shape="id4" draw:end-glue-point="1" svg:d="M24900 4252v3025h-7750" svg:viewBox="0 0 7751 3026">
          <text:p/>
        </draw:connector>
        <draw:custom-shape draw:style-name="gr1" draw:text-style-name="P1" xml:id="id5" draw:id="id5" draw:layer="layout" svg:width="4cm" svg:height="1.75cm" svg:x="8.351cm" svg:y="10.001cm">
          <text:p text:style-name="P1"><text:span text:style-name="T2">System places a tiped comment under a pho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cm" svg:height="1.75cm" svg:x="18.152cm" svg:y="10.002cm">
          <text:p text:style-name="P4"><text:span text:style-name="T2">System doesn’t place a tiped comment under a pho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4cm" svg:height="1.75cm" svg:x="21.053cm" svg:y="13.503cm">
          <text:p text:style-name="P4"><text:span text:style-name="T2">Displays a message about empty comment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4cm" svg:height="1.75cm" svg:x="15.3cm" svg:y="13.5cm">
          <text:p text:style-name="P1"><text:span text:style-name="T2">Displays a message about wrong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5.2cm" svg:y1="8.152cm" svg:x2="10.351cm" svg:y2="10.001cm" draw:start-shape="id4" draw:start-glue-point="2" draw:end-shape="id5" draw:end-glue-point="0" svg:d="M15200 8152v925h-4849v924" svg:viewBox="0 0 4850 1850">
          <text:p/>
        </draw:connector>
        <draw:connector draw:style-name="gr8" draw:text-style-name="P3" draw:layer="layout" svg:x1="15.2cm" svg:y1="8.152cm" svg:x2="20.152cm" svg:y2="10.002cm" draw:start-shape="id4" draw:start-glue-point="2" draw:end-shape="id6" draw:end-glue-point="0" svg:d="M15200 8152v926h4952v924" svg:viewBox="0 0 4953 1851">
          <text:p/>
        </draw:connector>
        <draw:connector draw:style-name="gr9" draw:text-style-name="P3" draw:layer="layout" svg:x1="20.152cm" svg:y1="11.752cm" svg:x2="17.3cm" svg:y2="13.5cm" draw:start-shape="id6" draw:start-glue-point="2" draw:end-shape="id7" draw:end-glue-point="0" svg:d="M20152 11752v875h-2852v873" svg:viewBox="0 0 2853 1749">
          <text:p/>
        </draw:connector>
        <draw:connector draw:style-name="gr10" draw:text-style-name="P3" draw:layer="layout" svg:x1="20.152cm" svg:y1="11.752cm" svg:x2="23.053cm" svg:y2="13.503cm" draw:start-shape="id6" draw:start-glue-point="2" draw:end-shape="id8" draw:end-glue-point="0" svg:d="M20152 11752v876h2901v875" svg:viewBox="0 0 2902 1752">
          <text:p/>
        </draw:connector>
        <draw:frame draw:style-name="gr2" draw:text-style-name="P2" draw:layer="layout" svg:width="5.75cm" svg:height="0.645cm" svg:x="17.65cm" svg:y="2.751cm">
          <draw:text-box>
            <text:p><text:span text:style-name="T1">Tipes some various words</text:span></text:p>
          </draw:text-box>
        </draw:frame>
        <draw:frame draw:style-name="gr2" draw:text-style-name="P2" draw:layer="layout" svg:width="5.75cm" svg:height="0.645cm" svg:x="18.75cm" svg:y="6.652cm">
          <draw:text-box>
            <text:p><text:span text:style-name="T1">Clicks "Post a comment"</text:span></text:p>
          </draw:text-box>
        </draw:frame>
        <draw:frame draw:style-name="gr2" draw:text-style-name="P2" draw:layer="layout" svg:width="5.75cm" svg:height="0.645cm" svg:x="10.05cm" svg:y="8.553cm">
          <draw:text-box>
            <text:p><text:span text:style-name="T1">If valid</text:span></text:p>
          </draw:text-box>
        </draw:frame>
        <draw:frame draw:style-name="gr2" draw:text-style-name="P2" draw:layer="layout" svg:width="5.75cm" svg:height="0.645cm" svg:x="18.65cm" svg:y="8.554cm">
          <draw:text-box>
            <text:p><text:span text:style-name="T1">If invali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5T17:12:46.805050401</meta:creation-date>
    <dc:date>2023-09-22T12:20:08.006853027</dc:date>
    <meta:editing-duration>PT23M44S</meta:editing-duration>
    <meta:editing-cycles>5</meta:editing-cycles>
    <meta:generator>LibreOffice/7.3.7.2$Linux_X86_64 LibreOffice_project/30$Build-2</meta:generator>
    <meta:document-statistic meta:object-count="20"/>
  </office:meta>
</office:document-meta>
</file>